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Garamond" svg:font-family="Garamond, Garamond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538cm" fo:margin-left="0.691cm" fo:margin-right="0.771cm" table:align="margins"/>
    </style:style>
    <style:style style:name="Tableau1.A" style:family="table-column">
      <style:table-column-properties style:column-width="7.814cm" style:rel-column-width="4430*"/>
    </style:style>
    <style:style style:name="Tableau1.B" style:family="table-column">
      <style:table-column-properties style:column-width="7.724cm" style:rel-column-width="4379*"/>
    </style:style>
    <style:style style:name="Tableau1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leau1.B1" style:family="table-cell">
      <style:table-cell-properties fo:padding="0.097cm" fo:border="0.088cm solid #000000"/>
    </style:style>
    <style:style style:name="Tableau1.A2" style:family="table-cell">
      <style:table-cell-properties fo:padding="0.097cm" fo:border-left="0.088cm solid #000000" fo:border-right="none" fo:border-top="none" fo:border-bottom="0.088cm solid #000000"/>
    </style:style>
    <style:style style:name="Tableau1.B2" style:family="table-cell">
      <style:table-cell-properties fo:padding="0.097cm" fo:border-left="0.088cm solid #000000" fo:border-right="0.088cm solid #000000" fo:border-top="none" fo:border-bottom="0.088cm solid #000000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Default" style:list-style-name="">
      <style:paragraph-properties style:text-autospace="none"/>
    </style:style>
    <style:style style:name="P3" style:family="paragraph" style:parent-style-name="Default" style:list-style-name="">
      <style:paragraph-properties style:text-autospace="none"/>
      <style:text-properties fo:color="#000000" style:font-name="Calibri" fo:font-size="11.5pt" style:font-name-asian="Calibri" style:font-size-asian="11.5pt" style:font-name-complex="Calibri" style:font-size-complex="11.5pt"/>
    </style:style>
    <style:style style:name="P4" style:family="paragraph" style:parent-style-name="Default" style:list-style-name="">
      <style:paragraph-properties style:text-autospace="none"/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T1" style:family="text">
      <style:text-properties fo:color="#000000" style:font-name="Calibri" fo:font-size="11.5pt" fo:font-weight="bold" style:font-name-asian="Calibri" style:font-size-asian="11.5pt" style:font-weight-asian="bold" style:font-name-complex="Calibri" style:font-size-complex="11.5pt" style:font-weight-complex="bold"/>
    </style:style>
    <style:style style:name="T2" style:family="text">
      <style:text-properties fo:color="#000000" style:font-name="Calibri" fo:font-size="11.5pt" style:font-name-asian="Calibri" style:font-size-asian="11.5pt" style:font-name-complex="Calibri" style:font-size-complex="11.5pt"/>
    </style:style>
    <style:style style:name="T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" style:family="text">
      <style:text-properties fo:color="#000000" style:text-line-through-style="none" style:font-name="Calibri" fo:font-size="11.5pt" style:text-underline-style="none" style:font-name-asian="Calibri" style:font-size-asian="11.5pt" style:font-name-complex="Calibri" style:font-size-complex="11.5pt"/>
    </style:style>
    <style:style style:name="T5" style:family="text">
      <style:text-properties fo:color="#000000" style:font-name="Garamond" fo:font-size="13pt" style:font-name-asian="Garamond" style:font-size-asian="13pt" style:font-name-complex="Garamond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TS SIO1 <text:s text:c="25"/>Atelier de professionnalisation <text:s text:c="39"/>Date:18-09-2023</text:p>
      <text:p text:style-name="Standard"/>
      <text:p text:style-name="Standard"><text:s text:c="57"/>cours2</text:p>
      <text:p text:style-name="Standard"/>
      <text:p text:style-name="Standard"/>
      <text:p text:style-name="Standard"><text:s text:c="3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1">OBJECTIFS GÉNÉRAUX </text:span></text:p>
            <text:p text:style-name="Table_20_Contents"/>
          </table:table-cell>
          <table:table-cell table:style-name="Tableau1.B1" office:value-type="string">
            <text:p text:style-name="P2"><text:span text:style-name="T2">Au terme de cette partie, l’étudiant doit être familier avec Les concepts de base de la couche physique. </text:span></text:p>
            <text:p text:style-name="Table_20_Contents"/>
          </table:table-cell>
        </table:table-row>
        <table:table-row>
          <table:table-cell table:style-name="Tableau1.A2" office:value-type="string">
            <text:p text:style-name="P2"><text:span text:style-name="T1">OBJECTIFS SPÉCIFIQUES </text:span></text:p>
            <text:p text:style-name="Table_20_Contents"/>
          </table:table-cell>
          <table:table-cell table:style-name="Tableau1.B2" office:value-type="string">
            <text:p text:style-name="P3">L’étudiant doit connaître : </text:p>
            <text:p text:style-name="P4">- Supports de transmission (filaires et non filaires) </text:p>
            <text:p text:style-name="P4">- Modes de transmission </text:p>
            <text:p text:style-name="P2"><text:span text:style-name="T4">- Les équipements de la couche physique </text:span></text:p>
            <text:p text:style-name="P4"/>
            <text:p text:style-name="Table_20_Contents"/>
          </table:table-cell>
        </table:table-row>
        <table:table-row>
          <table:table-cell table:style-name="Tableau1.A2" office:value-type="string">
            <text:p text:style-name="P2"><text:span text:style-name="T1">MOTS CLES </text:span></text:p>
            <text:p text:style-name="Table_20_Contents"/>
          </table:table-cell>
          <table:table-cell table:style-name="Tableau1.B2" office:value-type="string">
            <text:p text:style-name="P2"><text:span text:style-name="T2">Signal, Codage, décodage, </text:span></text:p>
            <text:p text:style-name="Table_20_Contents"/>
          </table:table-cell>
        </table:table-row>
        <table:table-row>
          <table:table-cell table:style-name="Tableau1.A2" office:value-type="string">
            <text:p text:style-name="P2"><text:span text:style-name="T1">ELEMENTS DU CONTENU </text:span></text:p>
            <text:p text:style-name="Table_20_Contents"/>
          </table:table-cell>
          <table:table-cell table:style-name="Tableau1.B2" office:value-type="string">
            <text:p text:style-name="P2"><text:span text:style-name="T2">Notions de base sur les signaux de communication : </text:span></text:p>
            <text:p text:style-name="P2"><text:span text:style-name="T4">Notions de base sur <text:s/>codage de signaux réseau Modes de transmission et synchronisation : </text:span></text:p>
            <text:p text:style-name="P4">Techniques de transmission des données : </text:p>
            <text:p text:style-name="P4">Les modes de connexion </text:p>
            <text:p text:style-name="Table_20_Contents"/>
          </table:table-cell>
        </table:table-row>
      </table:table>
      <text:p text:style-name="P1"><text:span text:style-name="T3"/></text:p>
      <text:p text:style-name="P1"><text:span text:style-name="T3">1 Notions de base sur les signaux de communication </text:span></text:p>
      <text:p text:style-name="P1"><text:span text:style-name="T5">Les systèmes de communication assurent le transport de l’information entre un émetteur et un récepteu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Calibri" style:font-family-generic="swiss"/>
    <style:font-face style:name="Garamond" svg:font-family="Garamond, Garamond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18T00:49:35.72</meta:creation-date>
    <meta:document-statistic meta:table-count="1" meta:image-count="0" meta:object-count="0" meta:page-count="1" meta:paragraph-count="19" meta:word-count="117" meta:character-count="893"/>
    <dc:date>2023-09-18T02:16:48.96</dc:date>
    <meta:editing-duration>PT1H4M26S</meta:editing-duration>
    <meta:editing-cycles>1</meta:editing-cycles>
    <meta:generator>OpenOffice/4.1.7$Win32 OpenOffice.org_project/417m1$Build-9800</meta:generator>
  </office:meta>
</office:document-meta>
</file>